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F808D33.png" manifest:media-type="image/png"/>
  <manifest:file-entry manifest:full-path="Pictures/100000000000055600000300BAD89620.png" manifest:media-type="image/png"/>
  <manifest:file-entry manifest:full-path="Pictures/100000000000055600000300D77AA1C4.png" manifest:media-type="image/png"/>
  <manifest:file-entry manifest:full-path="Pictures/10000000000005560000030084F10F43.png" manifest:media-type="image/png"/>
  <manifest:file-entry manifest:full-path="Pictures/100000000000055600000300B0736EAC.png" manifest:media-type="image/png"/>
  <manifest:file-entry manifest:full-path="Pictures/100000000000055600000300787B5BB5.png" manifest:media-type="image/png"/>
  <manifest:file-entry manifest:full-path="Pictures/1000000000000556000003000EFD4E24.png" manifest:media-type="image/png"/>
  <manifest:file-entry manifest:full-path="Pictures/1000000000000556000003008AD15AF2.png" manifest:media-type="image/png"/>
  <manifest:file-entry manifest:full-path="Pictures/1000000000000556000003006A94B340.png" manifest:media-type="image/png"/>
  <manifest:file-entry manifest:full-path="Pictures/100000000000055600000300A625F3A0.png" manifest:media-type="image/png"/>
  <manifest:file-entry manifest:full-path="Pictures/100000000000055600000300637574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1b5b" officeooo:paragraph-rsid="00031b5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4ac13" officeooo:paragraph-rsid="0004ac13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031b5b" officeooo:paragraph-rsid="00031b5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1b5b" officeooo:paragraph-rsid="00031b5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4ac13" officeooo:paragraph-rsid="0004ac13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normal" officeooo:rsid="0004ac13" officeooo:paragraph-rsid="0004ac13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02cm, 0cm, 8.16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cm, 0cm, 5.099cm, 1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0cm, 6.121cm, 1.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.02cm, 0cm, 6.121cm, 1.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1.02cm, 0cm, 4.08cm, 1.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02cm, 0cm, 6.121cm, 1.8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2cm, 0cm, 10.201cm, 1.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02cm, 0cm, 9.179cm, 1.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4</text:p>
      <text:p text:style-name="P4"/>
      <text:p text:style-name="P1">Apartado A:</text:p>
      <text:p text:style-name="P4"/>
      <text:p text:style-name="P4"><draw:frame draw:style-name="fr1" draw:name="Imagen1" text:anchor-type="paragraph" svg:width="16.14cm" svg:height="5.241cm" draw:z-index="0"><draw:image xlink:href="Pictures/100000000000055600000300637574ED.png" xlink:type="simple" xlink:show="embed" xlink:actuate="onLoad"/></draw:frame><draw:frame draw:style-name="fr2" draw:name="Imagen2" text:anchor-type="paragraph" svg:x="0.43cm" svg:y="5.509cm" svg:width="16.14cm" svg:height="6.669cm" draw:z-index="1"><draw:image xlink:href="Pictures/100000000000055600000300A625F3A0.png" xlink:type="simple" xlink:show="embed" xlink:actuate="onLoad"/></draw:frame></text:p>
      <text:p text:style-name="P4"><draw:frame draw:style-name="fr3" draw:name="Imagen3" text:anchor-type="paragraph" svg:x="0.43cm" svg:y="0.205cm" svg:width="16.14cm" svg:height="6.189cm" draw:z-index="2"><draw:image xlink:href="Pictures/1000000000000556000003006A94B34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n4" text:anchor-type="paragraph" svg:x="0.012cm" svg:y="-0.004cm" svg:width="16.14cm" svg:height="6.189cm" draw:z-index="3"><draw:image xlink:href="Pictures/1000000000000556000003000EFD4E24.png" xlink:type="simple" xlink:show="embed" xlink:actuate="onLoad"/></draw:frame><text:soft-page-break/></text:p>
      <text:p text:style-name="P4"><draw:frame draw:style-name="fr2" draw:name="Imagen5" text:anchor-type="paragraph" svg:x="0.032cm" svg:y="0.056cm" svg:width="16.14cm" svg:height="6.669cm" draw:z-index="4"><draw:image xlink:href="Pictures/1000000000000556000003008AD15AF2.png" xlink:type="simple" xlink:show="embed" xlink:actuate="onLoad"/></draw:frame></text:p>
      <text:p text:style-name="P4"/>
      <text:p text:style-name="P4"/>
      <text:p text:style-name="P6">Apartado C</text:p>
      <text:p text:style-name="P2"/>
      <text:p text:style-name="P2">c1:</text:p>
      <text:p text:style-name="P5"><draw:frame draw:style-name="fr4" draw:name="Imagen6" text:anchor-type="paragraph" svg:width="16.14cm" svg:height="6.189cm" draw:z-index="5"><draw:image xlink:href="Pictures/100000000000055600000300B0736EAC.png" xlink:type="simple" xlink:show="embed" xlink:actuate="onLoad"/></draw:frame></text:p>
      <text:p text:style-name="P5"/>
      <text:p text:style-name="P2">c2:</text:p>
      <text:p text:style-name="P5"><draw:frame draw:style-name="fr5" draw:name="Imagen7" text:anchor-type="paragraph" svg:width="16.14cm" svg:height="7.151cm" draw:z-index="6"><draw:image xlink:href="Pictures/100000000000055600000300D77AA1C4.png" xlink:type="simple" xlink:show="embed" xlink:actuate="onLoad"/></draw:frame></text:p>
      <text:p text:style-name="P2">c3:</text:p>
      <text:p text:style-name="P5"/>
      <text:p text:style-name="P5"><draw:frame draw:style-name="fr6" draw:name="Imagen8" text:anchor-type="paragraph" svg:width="16.14cm" svg:height="6.189cm" draw:z-index="7"><draw:image xlink:href="Pictures/1000000000000556000003000F808D33.png" xlink:type="simple" xlink:show="embed" xlink:actuate="onLoad"/></draw:frame></text:p>
      <text:p text:style-name="P5"/>
      <text:p text:style-name="P5"/>
      <text:p text:style-name="P6">Apartado D:</text:p>
      <text:p text:style-name="P5"/>
      <text:p text:style-name="P2">d1:</text:p>
      <text:p text:style-name="P2"><draw:frame draw:style-name="fr7" draw:name="Imagen9" text:anchor-type="paragraph" svg:x="0.034cm" svg:y="0cm" svg:width="16.14cm" svg:height="4.279cm" draw:z-index="8"><draw:image xlink:href="Pictures/100000000000055600000300BAD89620.png" xlink:type="simple" xlink:show="embed" xlink:actuate="onLoad"/></draw:frame></text:p>
      <text:p text:style-name="P2"/>
      <text:p text:style-name="P2"><draw:frame draw:style-name="fr3" draw:name="Imagen10" text:anchor-type="paragraph" svg:x="0.011cm" svg:y="0cm" svg:width="16.14cm" svg:height="6.189cm" draw:z-index="9"><draw:image xlink:href="Pictures/100000000000055600000300787B5BB5.png" xlink:type="simple" xlink:show="embed" xlink:actuate="onLoad"/></draw:frame></text:p>
      <text:p text:style-name="P2"><draw:frame draw:style-name="fr8" draw:name="Imagen11" text:anchor-type="paragraph" svg:x="-0.088cm" svg:y="0.041cm" svg:width="16.14cm" svg:height="4.761cm" draw:z-index="10"><draw:image xlink:href="Pictures/10000000000005560000030084F10F43.png" xlink:type="simple" xlink:show="embed" xlink:actuate="onLoad"/></draw:frame></text:p>
      <text:p text:style-name="P2"/>
      <text:p text:style-name="P2">d2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3:06:51.221557409</meta:creation-date>
    <dc:date>2017-12-05T13:24:20.680081337</dc:date>
    <meta:editing-duration>PT17M7S</meta:editing-duration>
    <meta:editing-cycles>3</meta:editing-cycles>
    <meta:generator>LibreOffice/4.2.8.2$Linux_X86_64 LibreOffice_project/420m0$Build-2</meta:generator>
    <meta:document-statistic meta:table-count="0" meta:image-count="11" meta:object-count="0" meta:page-count="4" meta:paragraph-count="9" meta:word-count="13" meta:character-count="57" meta:non-whitespace-character-count="53"/>
  </office:meta>
</office:document-meta>
</file>